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6.223cm" fo:min-width="0.7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0.25cm" fo:min-width="0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cm" svg:height="26.473cm" svg:x="1.3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1.7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.35cm" svg:y1="3.079cm" svg:x2="2.55cm" svg:y2="3.079cm">
            <text:p/>
          </draw:line>
          <draw:line draw:style-name="gr3" draw:text-style-name="P3" draw:layer="layout" svg:x1="1.35cm" svg:y1="4.739cm" svg:x2="2.55cm" svg:y2="4.739cm">
            <text:p/>
          </draw:line>
          <draw:line draw:style-name="gr3" draw:text-style-name="P3" draw:layer="layout" svg:x1="1.35cm" svg:y1="6.384cm" svg:x2="2.55cm" svg:y2="6.384cm">
            <text:p/>
          </draw:line>
          <draw:line draw:style-name="gr3" draw:text-style-name="P3" draw:layer="layout" svg:x1="1.35cm" svg:y1="8.029cm" svg:x2="2.55cm" svg:y2="8.029cm">
            <text:p/>
          </draw:line>
          <draw:line draw:style-name="gr3" draw:text-style-name="P3" draw:layer="layout" svg:x1="1.35cm" svg:y1="9.674cm" svg:x2="2.55cm" svg:y2="9.674cm">
            <text:p/>
          </draw:line>
          <draw:line draw:style-name="gr3" draw:text-style-name="P3" draw:layer="layout" svg:x1="1.35cm" svg:y1="11.339cm" svg:x2="2.55cm" svg:y2="11.339cm">
            <text:p/>
          </draw:line>
          <draw:line draw:style-name="gr3" draw:text-style-name="P3" draw:layer="layout" svg:x1="1.35cm" svg:y1="12.984cm" svg:x2="2.55cm" svg:y2="12.984cm">
            <text:p/>
          </draw:line>
          <draw:line draw:style-name="gr3" draw:text-style-name="P3" draw:layer="layout" svg:x1="1.35cm" svg:y1="14.629cm" svg:x2="2.55cm" svg:y2="14.629cm">
            <text:p/>
          </draw:line>
          <draw:line draw:style-name="gr3" draw:text-style-name="P3" draw:layer="layout" svg:x1="1.35cm" svg:y1="16.274cm" svg:x2="2.55cm" svg:y2="16.274cm">
            <text:p/>
          </draw:line>
          <draw:line draw:style-name="gr3" draw:text-style-name="P3" draw:layer="layout" svg:x1="1.35cm" svg:y1="17.939cm" svg:x2="2.55cm" svg:y2="17.939cm">
            <text:p/>
          </draw:line>
          <draw:line draw:style-name="gr3" draw:text-style-name="P3" draw:layer="layout" svg:x1="1.35cm" svg:y1="19.584cm" svg:x2="2.55cm" svg:y2="19.584cm">
            <text:p/>
          </draw:line>
          <draw:line draw:style-name="gr3" draw:text-style-name="P3" draw:layer="layout" svg:x1="1.35cm" svg:y1="21.229cm" svg:x2="2.55cm" svg:y2="21.229cm">
            <text:p/>
          </draw:line>
          <draw:line draw:style-name="gr3" draw:text-style-name="P3" draw:layer="layout" svg:x1="1.35cm" svg:y1="22.874cm" svg:x2="2.55cm" svg:y2="22.874cm">
            <text:p/>
          </draw:line>
          <draw:line draw:style-name="gr3" draw:text-style-name="P3" draw:layer="layout" svg:x1="1.35cm" svg:y1="24.539cm" svg:x2="2.55cm" svg:y2="24.539cm">
            <text:p/>
          </draw:line>
          <draw:line draw:style-name="gr3" draw:text-style-name="P3" draw:layer="layout" svg:x1="1.35cm" svg:y1="26.184cm" svg:x2="2.55cm" svg:y2="26.184cm">
            <text:p/>
          </draw:line>
          <draw:line draw:style-name="gr3" draw:text-style-name="P3" draw:layer="layout" svg:x1="1.35cm" svg:y1="27.829cm" svg:x2="2.55cm" svg:y2="27.829cm">
            <text:p/>
          </draw:line>
          <draw:line draw:style-name="gr3" draw:text-style-name="P3" draw:layer="layout" svg:x1="1.35cm" svg:y1="1.379cm" svg:x2="2.55cm" svg:y2="1.379cm">
            <text:p/>
          </draw:line>
        </draw:g>
        <draw:g>
          <draw:custom-shape draw:style-name="gr1" draw:text-style-name="P1" draw:layer="layout" svg:width="1.2cm" svg:height="26.473cm" svg:x="2.5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2.9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9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.55cm" svg:y1="3.079cm" svg:x2="3.75cm" svg:y2="3.079cm">
            <text:p/>
          </draw:line>
          <draw:line draw:style-name="gr3" draw:text-style-name="P3" draw:layer="layout" svg:x1="2.55cm" svg:y1="4.739cm" svg:x2="3.75cm" svg:y2="4.739cm">
            <text:p/>
          </draw:line>
          <draw:line draw:style-name="gr3" draw:text-style-name="P3" draw:layer="layout" svg:x1="2.55cm" svg:y1="6.384cm" svg:x2="3.75cm" svg:y2="6.384cm">
            <text:p/>
          </draw:line>
          <draw:line draw:style-name="gr3" draw:text-style-name="P3" draw:layer="layout" svg:x1="2.55cm" svg:y1="8.029cm" svg:x2="3.75cm" svg:y2="8.029cm">
            <text:p/>
          </draw:line>
          <draw:line draw:style-name="gr3" draw:text-style-name="P3" draw:layer="layout" svg:x1="2.55cm" svg:y1="9.674cm" svg:x2="3.75cm" svg:y2="9.674cm">
            <text:p/>
          </draw:line>
          <draw:line draw:style-name="gr3" draw:text-style-name="P3" draw:layer="layout" svg:x1="2.55cm" svg:y1="11.339cm" svg:x2="3.75cm" svg:y2="11.339cm">
            <text:p/>
          </draw:line>
          <draw:line draw:style-name="gr3" draw:text-style-name="P3" draw:layer="layout" svg:x1="2.55cm" svg:y1="12.984cm" svg:x2="3.75cm" svg:y2="12.984cm">
            <text:p/>
          </draw:line>
          <draw:line draw:style-name="gr3" draw:text-style-name="P3" draw:layer="layout" svg:x1="2.55cm" svg:y1="14.629cm" svg:x2="3.75cm" svg:y2="14.629cm">
            <text:p/>
          </draw:line>
          <draw:line draw:style-name="gr3" draw:text-style-name="P3" draw:layer="layout" svg:x1="2.55cm" svg:y1="16.274cm" svg:x2="3.75cm" svg:y2="16.274cm">
            <text:p/>
          </draw:line>
          <draw:line draw:style-name="gr3" draw:text-style-name="P3" draw:layer="layout" svg:x1="2.55cm" svg:y1="17.939cm" svg:x2="3.75cm" svg:y2="17.939cm">
            <text:p/>
          </draw:line>
          <draw:line draw:style-name="gr3" draw:text-style-name="P3" draw:layer="layout" svg:x1="2.55cm" svg:y1="19.584cm" svg:x2="3.75cm" svg:y2="19.584cm">
            <text:p/>
          </draw:line>
          <draw:line draw:style-name="gr3" draw:text-style-name="P3" draw:layer="layout" svg:x1="2.55cm" svg:y1="21.229cm" svg:x2="3.75cm" svg:y2="21.229cm">
            <text:p/>
          </draw:line>
          <draw:line draw:style-name="gr3" draw:text-style-name="P3" draw:layer="layout" svg:x1="2.55cm" svg:y1="22.874cm" svg:x2="3.75cm" svg:y2="22.874cm">
            <text:p/>
          </draw:line>
          <draw:line draw:style-name="gr3" draw:text-style-name="P3" draw:layer="layout" svg:x1="2.55cm" svg:y1="24.539cm" svg:x2="3.75cm" svg:y2="24.539cm">
            <text:p/>
          </draw:line>
          <draw:line draw:style-name="gr3" draw:text-style-name="P3" draw:layer="layout" svg:x1="2.55cm" svg:y1="26.184cm" svg:x2="3.75cm" svg:y2="26.184cm">
            <text:p/>
          </draw:line>
          <draw:line draw:style-name="gr3" draw:text-style-name="P3" draw:layer="layout" svg:x1="2.55cm" svg:y1="27.829cm" svg:x2="3.75cm" svg:y2="27.829cm">
            <text:p/>
          </draw:line>
          <draw:line draw:style-name="gr3" draw:text-style-name="P3" draw:layer="layout" svg:x1="2.55cm" svg:y1="1.379cm" svg:x2="3.75cm" svg:y2="1.379cm">
            <text:p/>
          </draw:line>
        </draw:g>
        <draw:g>
          <draw:custom-shape draw:style-name="gr1" draw:text-style-name="P1" draw:layer="layout" svg:width="1.2cm" svg:height="26.473cm" svg:x="3.7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4.1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4.1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.75cm" svg:y1="3.079cm" svg:x2="4.95cm" svg:y2="3.079cm">
            <text:p/>
          </draw:line>
          <draw:line draw:style-name="gr3" draw:text-style-name="P3" draw:layer="layout" svg:x1="3.75cm" svg:y1="4.739cm" svg:x2="4.95cm" svg:y2="4.739cm">
            <text:p/>
          </draw:line>
          <draw:line draw:style-name="gr3" draw:text-style-name="P3" draw:layer="layout" svg:x1="3.75cm" svg:y1="6.384cm" svg:x2="4.95cm" svg:y2="6.384cm">
            <text:p/>
          </draw:line>
          <draw:line draw:style-name="gr3" draw:text-style-name="P3" draw:layer="layout" svg:x1="3.75cm" svg:y1="8.029cm" svg:x2="4.95cm" svg:y2="8.029cm">
            <text:p/>
          </draw:line>
          <draw:line draw:style-name="gr3" draw:text-style-name="P3" draw:layer="layout" svg:x1="3.75cm" svg:y1="9.674cm" svg:x2="4.95cm" svg:y2="9.674cm">
            <text:p/>
          </draw:line>
          <draw:line draw:style-name="gr3" draw:text-style-name="P3" draw:layer="layout" svg:x1="3.75cm" svg:y1="11.339cm" svg:x2="4.95cm" svg:y2="11.339cm">
            <text:p/>
          </draw:line>
          <draw:line draw:style-name="gr3" draw:text-style-name="P3" draw:layer="layout" svg:x1="3.75cm" svg:y1="12.984cm" svg:x2="4.95cm" svg:y2="12.984cm">
            <text:p/>
          </draw:line>
          <draw:line draw:style-name="gr3" draw:text-style-name="P3" draw:layer="layout" svg:x1="3.75cm" svg:y1="14.629cm" svg:x2="4.95cm" svg:y2="14.629cm">
            <text:p/>
          </draw:line>
          <draw:line draw:style-name="gr3" draw:text-style-name="P3" draw:layer="layout" svg:x1="3.75cm" svg:y1="16.274cm" svg:x2="4.95cm" svg:y2="16.274cm">
            <text:p/>
          </draw:line>
          <draw:line draw:style-name="gr3" draw:text-style-name="P3" draw:layer="layout" svg:x1="3.75cm" svg:y1="17.939cm" svg:x2="4.95cm" svg:y2="17.939cm">
            <text:p/>
          </draw:line>
          <draw:line draw:style-name="gr3" draw:text-style-name="P3" draw:layer="layout" svg:x1="3.75cm" svg:y1="19.584cm" svg:x2="4.95cm" svg:y2="19.584cm">
            <text:p/>
          </draw:line>
          <draw:line draw:style-name="gr3" draw:text-style-name="P3" draw:layer="layout" svg:x1="3.75cm" svg:y1="21.229cm" svg:x2="4.95cm" svg:y2="21.229cm">
            <text:p/>
          </draw:line>
          <draw:line draw:style-name="gr3" draw:text-style-name="P3" draw:layer="layout" svg:x1="3.75cm" svg:y1="22.874cm" svg:x2="4.95cm" svg:y2="22.874cm">
            <text:p/>
          </draw:line>
          <draw:line draw:style-name="gr3" draw:text-style-name="P3" draw:layer="layout" svg:x1="3.75cm" svg:y1="24.539cm" svg:x2="4.95cm" svg:y2="24.539cm">
            <text:p/>
          </draw:line>
          <draw:line draw:style-name="gr3" draw:text-style-name="P3" draw:layer="layout" svg:x1="3.75cm" svg:y1="26.184cm" svg:x2="4.95cm" svg:y2="26.184cm">
            <text:p/>
          </draw:line>
          <draw:line draw:style-name="gr3" draw:text-style-name="P3" draw:layer="layout" svg:x1="3.75cm" svg:y1="27.829cm" svg:x2="4.95cm" svg:y2="27.829cm">
            <text:p/>
          </draw:line>
          <draw:line draw:style-name="gr3" draw:text-style-name="P3" draw:layer="layout" svg:x1="3.75cm" svg:y1="1.379cm" svg:x2="4.95cm" svg:y2="1.379cm">
            <text:p/>
          </draw:line>
        </draw:g>
        <draw:g>
          <draw:custom-shape draw:style-name="gr1" draw:text-style-name="P1" draw:layer="layout" svg:width="1.2cm" svg:height="26.473cm" svg:x="4.9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5.3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5.3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4.95cm" svg:y1="3.079cm" svg:x2="6.15cm" svg:y2="3.079cm">
            <text:p/>
          </draw:line>
          <draw:line draw:style-name="gr3" draw:text-style-name="P3" draw:layer="layout" svg:x1="4.95cm" svg:y1="4.739cm" svg:x2="6.15cm" svg:y2="4.739cm">
            <text:p/>
          </draw:line>
          <draw:line draw:style-name="gr3" draw:text-style-name="P3" draw:layer="layout" svg:x1="4.95cm" svg:y1="6.384cm" svg:x2="6.15cm" svg:y2="6.384cm">
            <text:p/>
          </draw:line>
          <draw:line draw:style-name="gr3" draw:text-style-name="P3" draw:layer="layout" svg:x1="4.95cm" svg:y1="8.029cm" svg:x2="6.15cm" svg:y2="8.029cm">
            <text:p/>
          </draw:line>
          <draw:line draw:style-name="gr3" draw:text-style-name="P3" draw:layer="layout" svg:x1="4.95cm" svg:y1="9.674cm" svg:x2="6.15cm" svg:y2="9.674cm">
            <text:p/>
          </draw:line>
          <draw:line draw:style-name="gr3" draw:text-style-name="P3" draw:layer="layout" svg:x1="4.95cm" svg:y1="11.339cm" svg:x2="6.15cm" svg:y2="11.339cm">
            <text:p/>
          </draw:line>
          <draw:line draw:style-name="gr3" draw:text-style-name="P3" draw:layer="layout" svg:x1="4.95cm" svg:y1="12.984cm" svg:x2="6.15cm" svg:y2="12.984cm">
            <text:p/>
          </draw:line>
          <draw:line draw:style-name="gr3" draw:text-style-name="P3" draw:layer="layout" svg:x1="4.95cm" svg:y1="14.629cm" svg:x2="6.15cm" svg:y2="14.629cm">
            <text:p/>
          </draw:line>
          <draw:line draw:style-name="gr3" draw:text-style-name="P3" draw:layer="layout" svg:x1="4.95cm" svg:y1="16.274cm" svg:x2="6.15cm" svg:y2="16.274cm">
            <text:p/>
          </draw:line>
          <draw:line draw:style-name="gr3" draw:text-style-name="P3" draw:layer="layout" svg:x1="4.95cm" svg:y1="17.939cm" svg:x2="6.15cm" svg:y2="17.939cm">
            <text:p/>
          </draw:line>
          <draw:line draw:style-name="gr3" draw:text-style-name="P3" draw:layer="layout" svg:x1="4.95cm" svg:y1="19.584cm" svg:x2="6.15cm" svg:y2="19.584cm">
            <text:p/>
          </draw:line>
          <draw:line draw:style-name="gr3" draw:text-style-name="P3" draw:layer="layout" svg:x1="4.95cm" svg:y1="21.229cm" svg:x2="6.15cm" svg:y2="21.229cm">
            <text:p/>
          </draw:line>
          <draw:line draw:style-name="gr3" draw:text-style-name="P3" draw:layer="layout" svg:x1="4.95cm" svg:y1="22.874cm" svg:x2="6.15cm" svg:y2="22.874cm">
            <text:p/>
          </draw:line>
          <draw:line draw:style-name="gr3" draw:text-style-name="P3" draw:layer="layout" svg:x1="4.95cm" svg:y1="24.539cm" svg:x2="6.15cm" svg:y2="24.539cm">
            <text:p/>
          </draw:line>
          <draw:line draw:style-name="gr3" draw:text-style-name="P3" draw:layer="layout" svg:x1="4.95cm" svg:y1="26.184cm" svg:x2="6.15cm" svg:y2="26.184cm">
            <text:p/>
          </draw:line>
          <draw:line draw:style-name="gr3" draw:text-style-name="P3" draw:layer="layout" svg:x1="4.95cm" svg:y1="27.829cm" svg:x2="6.15cm" svg:y2="27.829cm">
            <text:p/>
          </draw:line>
          <draw:line draw:style-name="gr3" draw:text-style-name="P3" draw:layer="layout" svg:x1="4.95cm" svg:y1="1.379cm" svg:x2="6.15cm" svg:y2="1.379cm">
            <text:p/>
          </draw:line>
        </draw:g>
        <draw:g>
          <draw:custom-shape draw:style-name="gr1" draw:text-style-name="P1" draw:layer="layout" svg:width="1.2cm" svg:height="26.473cm" svg:x="6.1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6.5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6.5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6.15cm" svg:y1="3.079cm" svg:x2="7.35cm" svg:y2="3.079cm">
            <text:p/>
          </draw:line>
          <draw:line draw:style-name="gr3" draw:text-style-name="P3" draw:layer="layout" svg:x1="6.15cm" svg:y1="4.739cm" svg:x2="7.35cm" svg:y2="4.739cm">
            <text:p/>
          </draw:line>
          <draw:line draw:style-name="gr3" draw:text-style-name="P3" draw:layer="layout" svg:x1="6.15cm" svg:y1="6.384cm" svg:x2="7.35cm" svg:y2="6.384cm">
            <text:p/>
          </draw:line>
          <draw:line draw:style-name="gr3" draw:text-style-name="P3" draw:layer="layout" svg:x1="6.15cm" svg:y1="8.029cm" svg:x2="7.35cm" svg:y2="8.029cm">
            <text:p/>
          </draw:line>
          <draw:line draw:style-name="gr3" draw:text-style-name="P3" draw:layer="layout" svg:x1="6.15cm" svg:y1="9.674cm" svg:x2="7.35cm" svg:y2="9.674cm">
            <text:p/>
          </draw:line>
          <draw:line draw:style-name="gr3" draw:text-style-name="P3" draw:layer="layout" svg:x1="6.15cm" svg:y1="11.339cm" svg:x2="7.35cm" svg:y2="11.339cm">
            <text:p/>
          </draw:line>
          <draw:line draw:style-name="gr3" draw:text-style-name="P3" draw:layer="layout" svg:x1="6.15cm" svg:y1="12.984cm" svg:x2="7.35cm" svg:y2="12.984cm">
            <text:p/>
          </draw:line>
          <draw:line draw:style-name="gr3" draw:text-style-name="P3" draw:layer="layout" svg:x1="6.15cm" svg:y1="14.629cm" svg:x2="7.35cm" svg:y2="14.629cm">
            <text:p/>
          </draw:line>
          <draw:line draw:style-name="gr3" draw:text-style-name="P3" draw:layer="layout" svg:x1="6.15cm" svg:y1="16.274cm" svg:x2="7.35cm" svg:y2="16.274cm">
            <text:p/>
          </draw:line>
          <draw:line draw:style-name="gr3" draw:text-style-name="P3" draw:layer="layout" svg:x1="6.15cm" svg:y1="17.939cm" svg:x2="7.35cm" svg:y2="17.939cm">
            <text:p/>
          </draw:line>
          <draw:line draw:style-name="gr3" draw:text-style-name="P3" draw:layer="layout" svg:x1="6.15cm" svg:y1="19.584cm" svg:x2="7.35cm" svg:y2="19.584cm">
            <text:p/>
          </draw:line>
          <draw:line draw:style-name="gr3" draw:text-style-name="P3" draw:layer="layout" svg:x1="6.15cm" svg:y1="21.229cm" svg:x2="7.35cm" svg:y2="21.229cm">
            <text:p/>
          </draw:line>
          <draw:line draw:style-name="gr3" draw:text-style-name="P3" draw:layer="layout" svg:x1="6.15cm" svg:y1="22.874cm" svg:x2="7.35cm" svg:y2="22.874cm">
            <text:p/>
          </draw:line>
          <draw:line draw:style-name="gr3" draw:text-style-name="P3" draw:layer="layout" svg:x1="6.15cm" svg:y1="24.539cm" svg:x2="7.35cm" svg:y2="24.539cm">
            <text:p/>
          </draw:line>
          <draw:line draw:style-name="gr3" draw:text-style-name="P3" draw:layer="layout" svg:x1="6.15cm" svg:y1="26.184cm" svg:x2="7.35cm" svg:y2="26.184cm">
            <text:p/>
          </draw:line>
          <draw:line draw:style-name="gr3" draw:text-style-name="P3" draw:layer="layout" svg:x1="6.15cm" svg:y1="27.829cm" svg:x2="7.35cm" svg:y2="27.829cm">
            <text:p/>
          </draw:line>
          <draw:line draw:style-name="gr3" draw:text-style-name="P3" draw:layer="layout" svg:x1="6.15cm" svg:y1="1.379cm" svg:x2="7.35cm" svg:y2="1.379cm">
            <text:p/>
          </draw:line>
        </draw:g>
        <draw:g>
          <draw:custom-shape draw:style-name="gr1" draw:text-style-name="P1" draw:layer="layout" svg:width="1.2cm" svg:height="26.473cm" svg:x="7.3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7.7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7.7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7.35cm" svg:y1="3.079cm" svg:x2="8.55cm" svg:y2="3.079cm">
            <text:p/>
          </draw:line>
          <draw:line draw:style-name="gr3" draw:text-style-name="P3" draw:layer="layout" svg:x1="7.35cm" svg:y1="4.739cm" svg:x2="8.55cm" svg:y2="4.739cm">
            <text:p/>
          </draw:line>
          <draw:line draw:style-name="gr3" draw:text-style-name="P3" draw:layer="layout" svg:x1="7.35cm" svg:y1="6.384cm" svg:x2="8.55cm" svg:y2="6.384cm">
            <text:p/>
          </draw:line>
          <draw:line draw:style-name="gr3" draw:text-style-name="P3" draw:layer="layout" svg:x1="7.35cm" svg:y1="8.029cm" svg:x2="8.55cm" svg:y2="8.029cm">
            <text:p/>
          </draw:line>
          <draw:line draw:style-name="gr3" draw:text-style-name="P3" draw:layer="layout" svg:x1="7.35cm" svg:y1="9.674cm" svg:x2="8.55cm" svg:y2="9.674cm">
            <text:p/>
          </draw:line>
          <draw:line draw:style-name="gr3" draw:text-style-name="P3" draw:layer="layout" svg:x1="7.35cm" svg:y1="11.339cm" svg:x2="8.55cm" svg:y2="11.339cm">
            <text:p/>
          </draw:line>
          <draw:line draw:style-name="gr3" draw:text-style-name="P3" draw:layer="layout" svg:x1="7.35cm" svg:y1="12.984cm" svg:x2="8.55cm" svg:y2="12.984cm">
            <text:p/>
          </draw:line>
          <draw:line draw:style-name="gr3" draw:text-style-name="P3" draw:layer="layout" svg:x1="7.35cm" svg:y1="14.629cm" svg:x2="8.55cm" svg:y2="14.629cm">
            <text:p/>
          </draw:line>
          <draw:line draw:style-name="gr3" draw:text-style-name="P3" draw:layer="layout" svg:x1="7.35cm" svg:y1="16.274cm" svg:x2="8.55cm" svg:y2="16.274cm">
            <text:p/>
          </draw:line>
          <draw:line draw:style-name="gr3" draw:text-style-name="P3" draw:layer="layout" svg:x1="7.35cm" svg:y1="17.939cm" svg:x2="8.55cm" svg:y2="17.939cm">
            <text:p/>
          </draw:line>
          <draw:line draw:style-name="gr3" draw:text-style-name="P3" draw:layer="layout" svg:x1="7.35cm" svg:y1="19.584cm" svg:x2="8.55cm" svg:y2="19.584cm">
            <text:p/>
          </draw:line>
          <draw:line draw:style-name="gr3" draw:text-style-name="P3" draw:layer="layout" svg:x1="7.35cm" svg:y1="21.229cm" svg:x2="8.55cm" svg:y2="21.229cm">
            <text:p/>
          </draw:line>
          <draw:line draw:style-name="gr3" draw:text-style-name="P3" draw:layer="layout" svg:x1="7.35cm" svg:y1="22.874cm" svg:x2="8.55cm" svg:y2="22.874cm">
            <text:p/>
          </draw:line>
          <draw:line draw:style-name="gr3" draw:text-style-name="P3" draw:layer="layout" svg:x1="7.35cm" svg:y1="24.539cm" svg:x2="8.55cm" svg:y2="24.539cm">
            <text:p/>
          </draw:line>
          <draw:line draw:style-name="gr3" draw:text-style-name="P3" draw:layer="layout" svg:x1="7.35cm" svg:y1="26.184cm" svg:x2="8.55cm" svg:y2="26.184cm">
            <text:p/>
          </draw:line>
          <draw:line draw:style-name="gr3" draw:text-style-name="P3" draw:layer="layout" svg:x1="7.35cm" svg:y1="27.829cm" svg:x2="8.55cm" svg:y2="27.829cm">
            <text:p/>
          </draw:line>
          <draw:line draw:style-name="gr3" draw:text-style-name="P3" draw:layer="layout" svg:x1="7.35cm" svg:y1="1.379cm" svg:x2="8.55cm" svg:y2="1.379cm">
            <text:p/>
          </draw:line>
        </draw:g>
        <draw:g>
          <draw:custom-shape draw:style-name="gr1" draw:text-style-name="P1" draw:layer="layout" svg:width="1.2cm" svg:height="26.473cm" svg:x="8.5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8.9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8.9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55cm" svg:y1="3.079cm" svg:x2="9.75cm" svg:y2="3.079cm">
            <text:p/>
          </draw:line>
          <draw:line draw:style-name="gr3" draw:text-style-name="P3" draw:layer="layout" svg:x1="8.55cm" svg:y1="4.739cm" svg:x2="9.75cm" svg:y2="4.739cm">
            <text:p/>
          </draw:line>
          <draw:line draw:style-name="gr3" draw:text-style-name="P3" draw:layer="layout" svg:x1="8.55cm" svg:y1="6.384cm" svg:x2="9.75cm" svg:y2="6.384cm">
            <text:p/>
          </draw:line>
          <draw:line draw:style-name="gr3" draw:text-style-name="P3" draw:layer="layout" svg:x1="8.55cm" svg:y1="8.029cm" svg:x2="9.75cm" svg:y2="8.029cm">
            <text:p/>
          </draw:line>
          <draw:line draw:style-name="gr3" draw:text-style-name="P3" draw:layer="layout" svg:x1="8.55cm" svg:y1="9.674cm" svg:x2="9.75cm" svg:y2="9.674cm">
            <text:p/>
          </draw:line>
          <draw:line draw:style-name="gr3" draw:text-style-name="P3" draw:layer="layout" svg:x1="8.55cm" svg:y1="11.339cm" svg:x2="9.75cm" svg:y2="11.339cm">
            <text:p/>
          </draw:line>
          <draw:line draw:style-name="gr3" draw:text-style-name="P3" draw:layer="layout" svg:x1="8.55cm" svg:y1="12.984cm" svg:x2="9.75cm" svg:y2="12.984cm">
            <text:p/>
          </draw:line>
          <draw:line draw:style-name="gr3" draw:text-style-name="P3" draw:layer="layout" svg:x1="8.55cm" svg:y1="14.629cm" svg:x2="9.75cm" svg:y2="14.629cm">
            <text:p/>
          </draw:line>
          <draw:line draw:style-name="gr3" draw:text-style-name="P3" draw:layer="layout" svg:x1="8.55cm" svg:y1="16.274cm" svg:x2="9.75cm" svg:y2="16.274cm">
            <text:p/>
          </draw:line>
          <draw:line draw:style-name="gr3" draw:text-style-name="P3" draw:layer="layout" svg:x1="8.55cm" svg:y1="17.939cm" svg:x2="9.75cm" svg:y2="17.939cm">
            <text:p/>
          </draw:line>
          <draw:line draw:style-name="gr3" draw:text-style-name="P3" draw:layer="layout" svg:x1="8.55cm" svg:y1="19.584cm" svg:x2="9.75cm" svg:y2="19.584cm">
            <text:p/>
          </draw:line>
          <draw:line draw:style-name="gr3" draw:text-style-name="P3" draw:layer="layout" svg:x1="8.55cm" svg:y1="21.229cm" svg:x2="9.75cm" svg:y2="21.229cm">
            <text:p/>
          </draw:line>
          <draw:line draw:style-name="gr3" draw:text-style-name="P3" draw:layer="layout" svg:x1="8.55cm" svg:y1="22.874cm" svg:x2="9.75cm" svg:y2="22.874cm">
            <text:p/>
          </draw:line>
          <draw:line draw:style-name="gr3" draw:text-style-name="P3" draw:layer="layout" svg:x1="8.55cm" svg:y1="24.539cm" svg:x2="9.75cm" svg:y2="24.539cm">
            <text:p/>
          </draw:line>
          <draw:line draw:style-name="gr3" draw:text-style-name="P3" draw:layer="layout" svg:x1="8.55cm" svg:y1="26.184cm" svg:x2="9.75cm" svg:y2="26.184cm">
            <text:p/>
          </draw:line>
          <draw:line draw:style-name="gr3" draw:text-style-name="P3" draw:layer="layout" svg:x1="8.55cm" svg:y1="27.829cm" svg:x2="9.75cm" svg:y2="27.829cm">
            <text:p/>
          </draw:line>
          <draw:line draw:style-name="gr3" draw:text-style-name="P3" draw:layer="layout" svg:x1="8.55cm" svg:y1="1.379cm" svg:x2="9.75cm" svg:y2="1.379cm">
            <text:p/>
          </draw:line>
        </draw:g>
        <draw:g>
          <draw:custom-shape draw:style-name="gr1" draw:text-style-name="P1" draw:layer="layout" svg:width="1.2cm" svg:height="26.473cm" svg:x="9.7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10.1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0.1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9.75cm" svg:y1="3.079cm" svg:x2="10.95cm" svg:y2="3.079cm">
            <text:p/>
          </draw:line>
          <draw:line draw:style-name="gr3" draw:text-style-name="P3" draw:layer="layout" svg:x1="9.75cm" svg:y1="4.739cm" svg:x2="10.95cm" svg:y2="4.739cm">
            <text:p/>
          </draw:line>
          <draw:line draw:style-name="gr3" draw:text-style-name="P3" draw:layer="layout" svg:x1="9.75cm" svg:y1="6.384cm" svg:x2="10.95cm" svg:y2="6.384cm">
            <text:p/>
          </draw:line>
          <draw:line draw:style-name="gr3" draw:text-style-name="P3" draw:layer="layout" svg:x1="9.75cm" svg:y1="8.029cm" svg:x2="10.95cm" svg:y2="8.029cm">
            <text:p/>
          </draw:line>
          <draw:line draw:style-name="gr3" draw:text-style-name="P3" draw:layer="layout" svg:x1="9.75cm" svg:y1="9.674cm" svg:x2="10.95cm" svg:y2="9.674cm">
            <text:p/>
          </draw:line>
          <draw:line draw:style-name="gr3" draw:text-style-name="P3" draw:layer="layout" svg:x1="9.75cm" svg:y1="11.339cm" svg:x2="10.95cm" svg:y2="11.339cm">
            <text:p/>
          </draw:line>
          <draw:line draw:style-name="gr3" draw:text-style-name="P3" draw:layer="layout" svg:x1="9.75cm" svg:y1="12.984cm" svg:x2="10.95cm" svg:y2="12.984cm">
            <text:p/>
          </draw:line>
          <draw:line draw:style-name="gr3" draw:text-style-name="P3" draw:layer="layout" svg:x1="9.75cm" svg:y1="14.629cm" svg:x2="10.95cm" svg:y2="14.629cm">
            <text:p/>
          </draw:line>
          <draw:line draw:style-name="gr3" draw:text-style-name="P3" draw:layer="layout" svg:x1="9.75cm" svg:y1="16.274cm" svg:x2="10.95cm" svg:y2="16.274cm">
            <text:p/>
          </draw:line>
          <draw:line draw:style-name="gr3" draw:text-style-name="P3" draw:layer="layout" svg:x1="9.75cm" svg:y1="17.939cm" svg:x2="10.95cm" svg:y2="17.939cm">
            <text:p/>
          </draw:line>
          <draw:line draw:style-name="gr3" draw:text-style-name="P3" draw:layer="layout" svg:x1="9.75cm" svg:y1="19.584cm" svg:x2="10.95cm" svg:y2="19.584cm">
            <text:p/>
          </draw:line>
          <draw:line draw:style-name="gr3" draw:text-style-name="P3" draw:layer="layout" svg:x1="9.75cm" svg:y1="21.229cm" svg:x2="10.95cm" svg:y2="21.229cm">
            <text:p/>
          </draw:line>
          <draw:line draw:style-name="gr3" draw:text-style-name="P3" draw:layer="layout" svg:x1="9.75cm" svg:y1="22.874cm" svg:x2="10.95cm" svg:y2="22.874cm">
            <text:p/>
          </draw:line>
          <draw:line draw:style-name="gr3" draw:text-style-name="P3" draw:layer="layout" svg:x1="9.75cm" svg:y1="24.539cm" svg:x2="10.95cm" svg:y2="24.539cm">
            <text:p/>
          </draw:line>
          <draw:line draw:style-name="gr3" draw:text-style-name="P3" draw:layer="layout" svg:x1="9.75cm" svg:y1="26.184cm" svg:x2="10.95cm" svg:y2="26.184cm">
            <text:p/>
          </draw:line>
          <draw:line draw:style-name="gr3" draw:text-style-name="P3" draw:layer="layout" svg:x1="9.75cm" svg:y1="27.829cm" svg:x2="10.95cm" svg:y2="27.829cm">
            <text:p/>
          </draw:line>
          <draw:line draw:style-name="gr3" draw:text-style-name="P3" draw:layer="layout" svg:x1="9.75cm" svg:y1="1.379cm" svg:x2="10.95cm" svg:y2="1.379cm">
            <text:p/>
          </draw:line>
        </draw:g>
        <draw:g>
          <draw:custom-shape draw:style-name="gr1" draw:text-style-name="P1" draw:layer="layout" svg:width="1.2cm" svg:height="26.473cm" svg:x="10.9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11.3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1.3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0.95cm" svg:y1="3.079cm" svg:x2="12.15cm" svg:y2="3.079cm">
            <text:p/>
          </draw:line>
          <draw:line draw:style-name="gr3" draw:text-style-name="P3" draw:layer="layout" svg:x1="10.95cm" svg:y1="4.739cm" svg:x2="12.15cm" svg:y2="4.739cm">
            <text:p/>
          </draw:line>
          <draw:line draw:style-name="gr3" draw:text-style-name="P3" draw:layer="layout" svg:x1="10.95cm" svg:y1="6.384cm" svg:x2="12.15cm" svg:y2="6.384cm">
            <text:p/>
          </draw:line>
          <draw:line draw:style-name="gr3" draw:text-style-name="P3" draw:layer="layout" svg:x1="10.95cm" svg:y1="8.029cm" svg:x2="12.15cm" svg:y2="8.029cm">
            <text:p/>
          </draw:line>
          <draw:line draw:style-name="gr3" draw:text-style-name="P3" draw:layer="layout" svg:x1="10.95cm" svg:y1="9.674cm" svg:x2="12.15cm" svg:y2="9.674cm">
            <text:p/>
          </draw:line>
          <draw:line draw:style-name="gr3" draw:text-style-name="P3" draw:layer="layout" svg:x1="10.95cm" svg:y1="11.339cm" svg:x2="12.15cm" svg:y2="11.339cm">
            <text:p/>
          </draw:line>
          <draw:line draw:style-name="gr3" draw:text-style-name="P3" draw:layer="layout" svg:x1="10.95cm" svg:y1="12.984cm" svg:x2="12.15cm" svg:y2="12.984cm">
            <text:p/>
          </draw:line>
          <draw:line draw:style-name="gr3" draw:text-style-name="P3" draw:layer="layout" svg:x1="10.95cm" svg:y1="14.629cm" svg:x2="12.15cm" svg:y2="14.629cm">
            <text:p/>
          </draw:line>
          <draw:line draw:style-name="gr3" draw:text-style-name="P3" draw:layer="layout" svg:x1="10.95cm" svg:y1="16.274cm" svg:x2="12.15cm" svg:y2="16.274cm">
            <text:p/>
          </draw:line>
          <draw:line draw:style-name="gr3" draw:text-style-name="P3" draw:layer="layout" svg:x1="10.95cm" svg:y1="17.939cm" svg:x2="12.15cm" svg:y2="17.939cm">
            <text:p/>
          </draw:line>
          <draw:line draw:style-name="gr3" draw:text-style-name="P3" draw:layer="layout" svg:x1="10.95cm" svg:y1="19.584cm" svg:x2="12.15cm" svg:y2="19.584cm">
            <text:p/>
          </draw:line>
          <draw:line draw:style-name="gr3" draw:text-style-name="P3" draw:layer="layout" svg:x1="10.95cm" svg:y1="21.229cm" svg:x2="12.15cm" svg:y2="21.229cm">
            <text:p/>
          </draw:line>
          <draw:line draw:style-name="gr3" draw:text-style-name="P3" draw:layer="layout" svg:x1="10.95cm" svg:y1="22.874cm" svg:x2="12.15cm" svg:y2="22.874cm">
            <text:p/>
          </draw:line>
          <draw:line draw:style-name="gr3" draw:text-style-name="P3" draw:layer="layout" svg:x1="10.95cm" svg:y1="24.539cm" svg:x2="12.15cm" svg:y2="24.539cm">
            <text:p/>
          </draw:line>
          <draw:line draw:style-name="gr3" draw:text-style-name="P3" draw:layer="layout" svg:x1="10.95cm" svg:y1="26.184cm" svg:x2="12.15cm" svg:y2="26.184cm">
            <text:p/>
          </draw:line>
          <draw:line draw:style-name="gr3" draw:text-style-name="P3" draw:layer="layout" svg:x1="10.95cm" svg:y1="27.829cm" svg:x2="12.15cm" svg:y2="27.829cm">
            <text:p/>
          </draw:line>
          <draw:line draw:style-name="gr3" draw:text-style-name="P3" draw:layer="layout" svg:x1="10.95cm" svg:y1="1.379cm" svg:x2="12.15cm" svg:y2="1.379cm">
            <text:p/>
          </draw:line>
        </draw:g>
        <draw:g>
          <draw:custom-shape draw:style-name="gr1" draw:text-style-name="P1" draw:layer="layout" svg:width="1.2cm" svg:height="26.473cm" svg:x="12.1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12.5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2.5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2.15cm" svg:y1="3.079cm" svg:x2="13.35cm" svg:y2="3.079cm">
            <text:p/>
          </draw:line>
          <draw:line draw:style-name="gr3" draw:text-style-name="P3" draw:layer="layout" svg:x1="12.15cm" svg:y1="4.739cm" svg:x2="13.35cm" svg:y2="4.739cm">
            <text:p/>
          </draw:line>
          <draw:line draw:style-name="gr3" draw:text-style-name="P3" draw:layer="layout" svg:x1="12.15cm" svg:y1="6.384cm" svg:x2="13.35cm" svg:y2="6.384cm">
            <text:p/>
          </draw:line>
          <draw:line draw:style-name="gr3" draw:text-style-name="P3" draw:layer="layout" svg:x1="12.15cm" svg:y1="8.029cm" svg:x2="13.35cm" svg:y2="8.029cm">
            <text:p/>
          </draw:line>
          <draw:line draw:style-name="gr3" draw:text-style-name="P3" draw:layer="layout" svg:x1="12.15cm" svg:y1="9.674cm" svg:x2="13.35cm" svg:y2="9.674cm">
            <text:p/>
          </draw:line>
          <draw:line draw:style-name="gr3" draw:text-style-name="P3" draw:layer="layout" svg:x1="12.15cm" svg:y1="11.339cm" svg:x2="13.35cm" svg:y2="11.339cm">
            <text:p/>
          </draw:line>
          <draw:line draw:style-name="gr3" draw:text-style-name="P3" draw:layer="layout" svg:x1="12.15cm" svg:y1="12.984cm" svg:x2="13.35cm" svg:y2="12.984cm">
            <text:p/>
          </draw:line>
          <draw:line draw:style-name="gr3" draw:text-style-name="P3" draw:layer="layout" svg:x1="12.15cm" svg:y1="14.629cm" svg:x2="13.35cm" svg:y2="14.629cm">
            <text:p/>
          </draw:line>
          <draw:line draw:style-name="gr3" draw:text-style-name="P3" draw:layer="layout" svg:x1="12.15cm" svg:y1="16.274cm" svg:x2="13.35cm" svg:y2="16.274cm">
            <text:p/>
          </draw:line>
          <draw:line draw:style-name="gr3" draw:text-style-name="P3" draw:layer="layout" svg:x1="12.15cm" svg:y1="17.939cm" svg:x2="13.35cm" svg:y2="17.939cm">
            <text:p/>
          </draw:line>
          <draw:line draw:style-name="gr3" draw:text-style-name="P3" draw:layer="layout" svg:x1="12.15cm" svg:y1="19.584cm" svg:x2="13.35cm" svg:y2="19.584cm">
            <text:p/>
          </draw:line>
          <draw:line draw:style-name="gr3" draw:text-style-name="P3" draw:layer="layout" svg:x1="12.15cm" svg:y1="21.229cm" svg:x2="13.35cm" svg:y2="21.229cm">
            <text:p/>
          </draw:line>
          <draw:line draw:style-name="gr3" draw:text-style-name="P3" draw:layer="layout" svg:x1="12.15cm" svg:y1="22.874cm" svg:x2="13.35cm" svg:y2="22.874cm">
            <text:p/>
          </draw:line>
          <draw:line draw:style-name="gr3" draw:text-style-name="P3" draw:layer="layout" svg:x1="12.15cm" svg:y1="24.539cm" svg:x2="13.35cm" svg:y2="24.539cm">
            <text:p/>
          </draw:line>
          <draw:line draw:style-name="gr3" draw:text-style-name="P3" draw:layer="layout" svg:x1="12.15cm" svg:y1="26.184cm" svg:x2="13.35cm" svg:y2="26.184cm">
            <text:p/>
          </draw:line>
          <draw:line draw:style-name="gr3" draw:text-style-name="P3" draw:layer="layout" svg:x1="12.15cm" svg:y1="27.829cm" svg:x2="13.35cm" svg:y2="27.829cm">
            <text:p/>
          </draw:line>
          <draw:line draw:style-name="gr3" draw:text-style-name="P3" draw:layer="layout" svg:x1="12.15cm" svg:y1="1.379cm" svg:x2="13.35cm" svg:y2="1.379cm">
            <text:p/>
          </draw:line>
        </draw:g>
        <draw:g>
          <draw:custom-shape draw:style-name="gr1" draw:text-style-name="P1" draw:layer="layout" svg:width="1.2cm" svg:height="26.473cm" svg:x="13.3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13.7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3.7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35cm" svg:y1="3.079cm" svg:x2="14.55cm" svg:y2="3.079cm">
            <text:p/>
          </draw:line>
          <draw:line draw:style-name="gr3" draw:text-style-name="P3" draw:layer="layout" svg:x1="13.35cm" svg:y1="4.739cm" svg:x2="14.55cm" svg:y2="4.739cm">
            <text:p/>
          </draw:line>
          <draw:line draw:style-name="gr3" draw:text-style-name="P3" draw:layer="layout" svg:x1="13.35cm" svg:y1="6.384cm" svg:x2="14.55cm" svg:y2="6.384cm">
            <text:p/>
          </draw:line>
          <draw:line draw:style-name="gr3" draw:text-style-name="P3" draw:layer="layout" svg:x1="13.35cm" svg:y1="8.029cm" svg:x2="14.55cm" svg:y2="8.029cm">
            <text:p/>
          </draw:line>
          <draw:line draw:style-name="gr3" draw:text-style-name="P3" draw:layer="layout" svg:x1="13.35cm" svg:y1="9.674cm" svg:x2="14.55cm" svg:y2="9.674cm">
            <text:p/>
          </draw:line>
          <draw:line draw:style-name="gr3" draw:text-style-name="P3" draw:layer="layout" svg:x1="13.35cm" svg:y1="11.339cm" svg:x2="14.55cm" svg:y2="11.339cm">
            <text:p/>
          </draw:line>
          <draw:line draw:style-name="gr3" draw:text-style-name="P3" draw:layer="layout" svg:x1="13.35cm" svg:y1="12.984cm" svg:x2="14.55cm" svg:y2="12.984cm">
            <text:p/>
          </draw:line>
          <draw:line draw:style-name="gr3" draw:text-style-name="P3" draw:layer="layout" svg:x1="13.35cm" svg:y1="14.629cm" svg:x2="14.55cm" svg:y2="14.629cm">
            <text:p/>
          </draw:line>
          <draw:line draw:style-name="gr3" draw:text-style-name="P3" draw:layer="layout" svg:x1="13.35cm" svg:y1="16.274cm" svg:x2="14.55cm" svg:y2="16.274cm">
            <text:p/>
          </draw:line>
          <draw:line draw:style-name="gr3" draw:text-style-name="P3" draw:layer="layout" svg:x1="13.35cm" svg:y1="17.939cm" svg:x2="14.55cm" svg:y2="17.939cm">
            <text:p/>
          </draw:line>
          <draw:line draw:style-name="gr3" draw:text-style-name="P3" draw:layer="layout" svg:x1="13.35cm" svg:y1="19.584cm" svg:x2="14.55cm" svg:y2="19.584cm">
            <text:p/>
          </draw:line>
          <draw:line draw:style-name="gr3" draw:text-style-name="P3" draw:layer="layout" svg:x1="13.35cm" svg:y1="21.229cm" svg:x2="14.55cm" svg:y2="21.229cm">
            <text:p/>
          </draw:line>
          <draw:line draw:style-name="gr3" draw:text-style-name="P3" draw:layer="layout" svg:x1="13.35cm" svg:y1="22.874cm" svg:x2="14.55cm" svg:y2="22.874cm">
            <text:p/>
          </draw:line>
          <draw:line draw:style-name="gr3" draw:text-style-name="P3" draw:layer="layout" svg:x1="13.35cm" svg:y1="24.539cm" svg:x2="14.55cm" svg:y2="24.539cm">
            <text:p/>
          </draw:line>
          <draw:line draw:style-name="gr3" draw:text-style-name="P3" draw:layer="layout" svg:x1="13.35cm" svg:y1="26.184cm" svg:x2="14.55cm" svg:y2="26.184cm">
            <text:p/>
          </draw:line>
          <draw:line draw:style-name="gr3" draw:text-style-name="P3" draw:layer="layout" svg:x1="13.35cm" svg:y1="27.829cm" svg:x2="14.55cm" svg:y2="27.829cm">
            <text:p/>
          </draw:line>
          <draw:line draw:style-name="gr3" draw:text-style-name="P3" draw:layer="layout" svg:x1="13.35cm" svg:y1="1.379cm" svg:x2="14.55cm" svg:y2="1.379cm">
            <text:p/>
          </draw:line>
        </draw:g>
        <draw:g>
          <draw:custom-shape draw:style-name="gr1" draw:text-style-name="P1" draw:layer="layout" svg:width="1.2cm" svg:height="26.473cm" svg:x="14.5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14.9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4.9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4.55cm" svg:y1="3.079cm" svg:x2="15.75cm" svg:y2="3.079cm">
            <text:p/>
          </draw:line>
          <draw:line draw:style-name="gr3" draw:text-style-name="P3" draw:layer="layout" svg:x1="14.55cm" svg:y1="4.739cm" svg:x2="15.75cm" svg:y2="4.739cm">
            <text:p/>
          </draw:line>
          <draw:line draw:style-name="gr3" draw:text-style-name="P3" draw:layer="layout" svg:x1="14.55cm" svg:y1="6.384cm" svg:x2="15.75cm" svg:y2="6.384cm">
            <text:p/>
          </draw:line>
          <draw:line draw:style-name="gr3" draw:text-style-name="P3" draw:layer="layout" svg:x1="14.55cm" svg:y1="8.029cm" svg:x2="15.75cm" svg:y2="8.029cm">
            <text:p/>
          </draw:line>
          <draw:line draw:style-name="gr3" draw:text-style-name="P3" draw:layer="layout" svg:x1="14.55cm" svg:y1="9.674cm" svg:x2="15.75cm" svg:y2="9.674cm">
            <text:p/>
          </draw:line>
          <draw:line draw:style-name="gr3" draw:text-style-name="P3" draw:layer="layout" svg:x1="14.55cm" svg:y1="11.339cm" svg:x2="15.75cm" svg:y2="11.339cm">
            <text:p/>
          </draw:line>
          <draw:line draw:style-name="gr3" draw:text-style-name="P3" draw:layer="layout" svg:x1="14.55cm" svg:y1="12.984cm" svg:x2="15.75cm" svg:y2="12.984cm">
            <text:p/>
          </draw:line>
          <draw:line draw:style-name="gr3" draw:text-style-name="P3" draw:layer="layout" svg:x1="14.55cm" svg:y1="14.629cm" svg:x2="15.75cm" svg:y2="14.629cm">
            <text:p/>
          </draw:line>
          <draw:line draw:style-name="gr3" draw:text-style-name="P3" draw:layer="layout" svg:x1="14.55cm" svg:y1="16.274cm" svg:x2="15.75cm" svg:y2="16.274cm">
            <text:p/>
          </draw:line>
          <draw:line draw:style-name="gr3" draw:text-style-name="P3" draw:layer="layout" svg:x1="14.55cm" svg:y1="17.939cm" svg:x2="15.75cm" svg:y2="17.939cm">
            <text:p/>
          </draw:line>
          <draw:line draw:style-name="gr3" draw:text-style-name="P3" draw:layer="layout" svg:x1="14.55cm" svg:y1="19.584cm" svg:x2="15.75cm" svg:y2="19.584cm">
            <text:p/>
          </draw:line>
          <draw:line draw:style-name="gr3" draw:text-style-name="P3" draw:layer="layout" svg:x1="14.55cm" svg:y1="21.229cm" svg:x2="15.75cm" svg:y2="21.229cm">
            <text:p/>
          </draw:line>
          <draw:line draw:style-name="gr3" draw:text-style-name="P3" draw:layer="layout" svg:x1="14.55cm" svg:y1="22.874cm" svg:x2="15.75cm" svg:y2="22.874cm">
            <text:p/>
          </draw:line>
          <draw:line draw:style-name="gr3" draw:text-style-name="P3" draw:layer="layout" svg:x1="14.55cm" svg:y1="24.539cm" svg:x2="15.75cm" svg:y2="24.539cm">
            <text:p/>
          </draw:line>
          <draw:line draw:style-name="gr3" draw:text-style-name="P3" draw:layer="layout" svg:x1="14.55cm" svg:y1="26.184cm" svg:x2="15.75cm" svg:y2="26.184cm">
            <text:p/>
          </draw:line>
          <draw:line draw:style-name="gr3" draw:text-style-name="P3" draw:layer="layout" svg:x1="14.55cm" svg:y1="27.829cm" svg:x2="15.75cm" svg:y2="27.829cm">
            <text:p/>
          </draw:line>
          <draw:line draw:style-name="gr3" draw:text-style-name="P3" draw:layer="layout" svg:x1="14.55cm" svg:y1="1.379cm" svg:x2="15.75cm" svg:y2="1.379cm">
            <text:p/>
          </draw:line>
        </draw:g>
        <draw:g>
          <draw:custom-shape draw:style-name="gr1" draw:text-style-name="P1" draw:layer="layout" svg:width="1.2cm" svg:height="26.473cm" svg:x="15.7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16.1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6.1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5.75cm" svg:y1="3.079cm" svg:x2="16.95cm" svg:y2="3.079cm">
            <text:p/>
          </draw:line>
          <draw:line draw:style-name="gr3" draw:text-style-name="P3" draw:layer="layout" svg:x1="15.75cm" svg:y1="4.739cm" svg:x2="16.95cm" svg:y2="4.739cm">
            <text:p/>
          </draw:line>
          <draw:line draw:style-name="gr3" draw:text-style-name="P3" draw:layer="layout" svg:x1="15.75cm" svg:y1="6.384cm" svg:x2="16.95cm" svg:y2="6.384cm">
            <text:p/>
          </draw:line>
          <draw:line draw:style-name="gr3" draw:text-style-name="P3" draw:layer="layout" svg:x1="15.75cm" svg:y1="8.029cm" svg:x2="16.95cm" svg:y2="8.029cm">
            <text:p/>
          </draw:line>
          <draw:line draw:style-name="gr3" draw:text-style-name="P3" draw:layer="layout" svg:x1="15.75cm" svg:y1="9.674cm" svg:x2="16.95cm" svg:y2="9.674cm">
            <text:p/>
          </draw:line>
          <draw:line draw:style-name="gr3" draw:text-style-name="P3" draw:layer="layout" svg:x1="15.75cm" svg:y1="11.339cm" svg:x2="16.95cm" svg:y2="11.339cm">
            <text:p/>
          </draw:line>
          <draw:line draw:style-name="gr3" draw:text-style-name="P3" draw:layer="layout" svg:x1="15.75cm" svg:y1="12.984cm" svg:x2="16.95cm" svg:y2="12.984cm">
            <text:p/>
          </draw:line>
          <draw:line draw:style-name="gr3" draw:text-style-name="P3" draw:layer="layout" svg:x1="15.75cm" svg:y1="14.629cm" svg:x2="16.95cm" svg:y2="14.629cm">
            <text:p/>
          </draw:line>
          <draw:line draw:style-name="gr3" draw:text-style-name="P3" draw:layer="layout" svg:x1="15.75cm" svg:y1="16.274cm" svg:x2="16.95cm" svg:y2="16.274cm">
            <text:p/>
          </draw:line>
          <draw:line draw:style-name="gr3" draw:text-style-name="P3" draw:layer="layout" svg:x1="15.75cm" svg:y1="17.939cm" svg:x2="16.95cm" svg:y2="17.939cm">
            <text:p/>
          </draw:line>
          <draw:line draw:style-name="gr3" draw:text-style-name="P3" draw:layer="layout" svg:x1="15.75cm" svg:y1="19.584cm" svg:x2="16.95cm" svg:y2="19.584cm">
            <text:p/>
          </draw:line>
          <draw:line draw:style-name="gr3" draw:text-style-name="P3" draw:layer="layout" svg:x1="15.75cm" svg:y1="21.229cm" svg:x2="16.95cm" svg:y2="21.229cm">
            <text:p/>
          </draw:line>
          <draw:line draw:style-name="gr3" draw:text-style-name="P3" draw:layer="layout" svg:x1="15.75cm" svg:y1="22.874cm" svg:x2="16.95cm" svg:y2="22.874cm">
            <text:p/>
          </draw:line>
          <draw:line draw:style-name="gr3" draw:text-style-name="P3" draw:layer="layout" svg:x1="15.75cm" svg:y1="24.539cm" svg:x2="16.95cm" svg:y2="24.539cm">
            <text:p/>
          </draw:line>
          <draw:line draw:style-name="gr3" draw:text-style-name="P3" draw:layer="layout" svg:x1="15.75cm" svg:y1="26.184cm" svg:x2="16.95cm" svg:y2="26.184cm">
            <text:p/>
          </draw:line>
          <draw:line draw:style-name="gr3" draw:text-style-name="P3" draw:layer="layout" svg:x1="15.75cm" svg:y1="27.829cm" svg:x2="16.95cm" svg:y2="27.829cm">
            <text:p/>
          </draw:line>
          <draw:line draw:style-name="gr3" draw:text-style-name="P3" draw:layer="layout" svg:x1="15.75cm" svg:y1="1.379cm" svg:x2="16.95cm" svg:y2="1.379cm">
            <text:p/>
          </draw:line>
        </draw:g>
        <draw:g>
          <draw:custom-shape draw:style-name="gr1" draw:text-style-name="P1" draw:layer="layout" svg:width="1.2cm" svg:height="26.473cm" svg:x="16.9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17.3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7.3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5cm" svg:y1="3.079cm" svg:x2="18.15cm" svg:y2="3.079cm">
            <text:p/>
          </draw:line>
          <draw:line draw:style-name="gr3" draw:text-style-name="P3" draw:layer="layout" svg:x1="16.95cm" svg:y1="4.739cm" svg:x2="18.15cm" svg:y2="4.739cm">
            <text:p/>
          </draw:line>
          <draw:line draw:style-name="gr3" draw:text-style-name="P3" draw:layer="layout" svg:x1="16.95cm" svg:y1="6.384cm" svg:x2="18.15cm" svg:y2="6.384cm">
            <text:p/>
          </draw:line>
          <draw:line draw:style-name="gr3" draw:text-style-name="P3" draw:layer="layout" svg:x1="16.95cm" svg:y1="8.029cm" svg:x2="18.15cm" svg:y2="8.029cm">
            <text:p/>
          </draw:line>
          <draw:line draw:style-name="gr3" draw:text-style-name="P3" draw:layer="layout" svg:x1="16.95cm" svg:y1="9.674cm" svg:x2="18.15cm" svg:y2="9.674cm">
            <text:p/>
          </draw:line>
          <draw:line draw:style-name="gr3" draw:text-style-name="P3" draw:layer="layout" svg:x1="16.95cm" svg:y1="11.339cm" svg:x2="18.15cm" svg:y2="11.339cm">
            <text:p/>
          </draw:line>
          <draw:line draw:style-name="gr3" draw:text-style-name="P3" draw:layer="layout" svg:x1="16.95cm" svg:y1="12.984cm" svg:x2="18.15cm" svg:y2="12.984cm">
            <text:p/>
          </draw:line>
          <draw:line draw:style-name="gr3" draw:text-style-name="P3" draw:layer="layout" svg:x1="16.95cm" svg:y1="14.629cm" svg:x2="18.15cm" svg:y2="14.629cm">
            <text:p/>
          </draw:line>
          <draw:line draw:style-name="gr3" draw:text-style-name="P3" draw:layer="layout" svg:x1="16.95cm" svg:y1="16.274cm" svg:x2="18.15cm" svg:y2="16.274cm">
            <text:p/>
          </draw:line>
          <draw:line draw:style-name="gr3" draw:text-style-name="P3" draw:layer="layout" svg:x1="16.95cm" svg:y1="17.939cm" svg:x2="18.15cm" svg:y2="17.939cm">
            <text:p/>
          </draw:line>
          <draw:line draw:style-name="gr3" draw:text-style-name="P3" draw:layer="layout" svg:x1="16.95cm" svg:y1="19.584cm" svg:x2="18.15cm" svg:y2="19.584cm">
            <text:p/>
          </draw:line>
          <draw:line draw:style-name="gr3" draw:text-style-name="P3" draw:layer="layout" svg:x1="16.95cm" svg:y1="21.229cm" svg:x2="18.15cm" svg:y2="21.229cm">
            <text:p/>
          </draw:line>
          <draw:line draw:style-name="gr3" draw:text-style-name="P3" draw:layer="layout" svg:x1="16.95cm" svg:y1="22.874cm" svg:x2="18.15cm" svg:y2="22.874cm">
            <text:p/>
          </draw:line>
          <draw:line draw:style-name="gr3" draw:text-style-name="P3" draw:layer="layout" svg:x1="16.95cm" svg:y1="24.539cm" svg:x2="18.15cm" svg:y2="24.539cm">
            <text:p/>
          </draw:line>
          <draw:line draw:style-name="gr3" draw:text-style-name="P3" draw:layer="layout" svg:x1="16.95cm" svg:y1="26.184cm" svg:x2="18.15cm" svg:y2="26.184cm">
            <text:p/>
          </draw:line>
          <draw:line draw:style-name="gr3" draw:text-style-name="P3" draw:layer="layout" svg:x1="16.95cm" svg:y1="27.829cm" svg:x2="18.15cm" svg:y2="27.829cm">
            <text:p/>
          </draw:line>
          <draw:line draw:style-name="gr3" draw:text-style-name="P3" draw:layer="layout" svg:x1="16.95cm" svg:y1="1.379cm" svg:x2="18.15cm" svg:y2="1.379cm">
            <text:p/>
          </draw:line>
        </draw:g>
        <draw:g>
          <draw:custom-shape draw:style-name="gr1" draw:text-style-name="P1" draw:layer="layout" svg:width="1.2cm" svg:height="26.473cm" svg:x="18.15cm" svg:y="1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0.5cm" svg:x="18.5cm" svg:y="1.9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3.6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5.2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6.9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8.5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10.2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11.8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13.5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15.1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16.8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18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20.1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21.7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23.4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25.0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8.5cm" svg:y="26.73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8.15cm" svg:y1="3.079cm" svg:x2="19.35cm" svg:y2="3.079cm">
            <text:p/>
          </draw:line>
          <draw:line draw:style-name="gr3" draw:text-style-name="P3" draw:layer="layout" svg:x1="18.15cm" svg:y1="4.739cm" svg:x2="19.35cm" svg:y2="4.739cm">
            <text:p/>
          </draw:line>
          <draw:line draw:style-name="gr3" draw:text-style-name="P3" draw:layer="layout" svg:x1="18.15cm" svg:y1="6.384cm" svg:x2="19.35cm" svg:y2="6.384cm">
            <text:p/>
          </draw:line>
          <draw:line draw:style-name="gr3" draw:text-style-name="P3" draw:layer="layout" svg:x1="18.15cm" svg:y1="8.029cm" svg:x2="19.35cm" svg:y2="8.029cm">
            <text:p/>
          </draw:line>
          <draw:line draw:style-name="gr3" draw:text-style-name="P3" draw:layer="layout" svg:x1="18.15cm" svg:y1="9.674cm" svg:x2="19.35cm" svg:y2="9.674cm">
            <text:p/>
          </draw:line>
          <draw:line draw:style-name="gr3" draw:text-style-name="P3" draw:layer="layout" svg:x1="18.15cm" svg:y1="11.339cm" svg:x2="19.35cm" svg:y2="11.339cm">
            <text:p/>
          </draw:line>
          <draw:line draw:style-name="gr3" draw:text-style-name="P3" draw:layer="layout" svg:x1="18.15cm" svg:y1="12.984cm" svg:x2="19.35cm" svg:y2="12.984cm">
            <text:p/>
          </draw:line>
          <draw:line draw:style-name="gr3" draw:text-style-name="P3" draw:layer="layout" svg:x1="18.15cm" svg:y1="14.629cm" svg:x2="19.35cm" svg:y2="14.629cm">
            <text:p/>
          </draw:line>
          <draw:line draw:style-name="gr3" draw:text-style-name="P3" draw:layer="layout" svg:x1="18.15cm" svg:y1="16.274cm" svg:x2="19.35cm" svg:y2="16.274cm">
            <text:p/>
          </draw:line>
          <draw:line draw:style-name="gr3" draw:text-style-name="P3" draw:layer="layout" svg:x1="18.15cm" svg:y1="17.939cm" svg:x2="19.35cm" svg:y2="17.939cm">
            <text:p/>
          </draw:line>
          <draw:line draw:style-name="gr3" draw:text-style-name="P3" draw:layer="layout" svg:x1="18.15cm" svg:y1="19.584cm" svg:x2="19.35cm" svg:y2="19.584cm">
            <text:p/>
          </draw:line>
          <draw:line draw:style-name="gr3" draw:text-style-name="P3" draw:layer="layout" svg:x1="18.15cm" svg:y1="21.229cm" svg:x2="19.35cm" svg:y2="21.229cm">
            <text:p/>
          </draw:line>
          <draw:line draw:style-name="gr3" draw:text-style-name="P3" draw:layer="layout" svg:x1="18.15cm" svg:y1="22.874cm" svg:x2="19.35cm" svg:y2="22.874cm">
            <text:p/>
          </draw:line>
          <draw:line draw:style-name="gr3" draw:text-style-name="P3" draw:layer="layout" svg:x1="18.15cm" svg:y1="24.539cm" svg:x2="19.35cm" svg:y2="24.539cm">
            <text:p/>
          </draw:line>
          <draw:line draw:style-name="gr3" draw:text-style-name="P3" draw:layer="layout" svg:x1="18.15cm" svg:y1="26.184cm" svg:x2="19.35cm" svg:y2="26.184cm">
            <text:p/>
          </draw:line>
          <draw:line draw:style-name="gr3" draw:text-style-name="P3" draw:layer="layout" svg:x1="18.15cm" svg:y1="27.829cm" svg:x2="19.35cm" svg:y2="27.829cm">
            <text:p/>
          </draw:line>
          <draw:line draw:style-name="gr3" draw:text-style-name="P3" draw:layer="layout" svg:x1="18.15cm" svg:y1="1.379cm" svg:x2="19.35cm" svg:y2="1.37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1:07:39.045000000</meta:creation-date>
    <dc:date>2016-12-03T15:00:42.465769000</dc:date>
    <meta:editing-duration>PT6H49M32S</meta:editing-duration>
    <meta:editing-cycles>35</meta:editing-cycles>
    <meta:generator>LibreOffice/5.2.3.3$MacOSX_X86_64 LibreOffice_project/d54a8868f08a7b39642414cf2c8ef2f228f780cf</meta:generator>
    <dc:creator>Monique Lewis</dc:creator>
    <meta:document-statistic meta:object-count="525"/>
  </office:meta>
</office:document-meta>
</file>